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1c19" officeooo:paragraph-rsid="000b1c19"/>
    </style:style>
    <style:style style:name="P2" style:family="paragraph" style:parent-style-name="Standard">
      <style:text-properties officeooo:rsid="000bc171" officeooo:paragraph-rsid="000bc171"/>
    </style:style>
    <style:style style:name="P3" style:family="paragraph" style:parent-style-name="Standard">
      <style:text-properties officeooo:rsid="000d3aa2" officeooo:paragraph-rsid="000d3aa2"/>
    </style:style>
    <style:style style:name="T1" style:family="text">
      <style:text-properties officeooo:rsid="000ce6d3"/>
    </style:style>
    <style:style style:name="T2" style:family="text">
      <style:text-properties officeooo:rsid="000d3aa2"/>
    </style:style>
    <style:style style:name="T3" style:family="text">
      <style:text-properties officeooo:rsid="000e5a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hr geehrter Herr Heidemann,</text:p>
      <text:p text:style-name="P1"/>
      <text:p text:style-name="P1">im Anhang finden <text:span text:style-name="T3">S</text:span>ie unsere kompletten Projektunterlagen.</text:p>
      <text:p text:style-name="P1">Dazu gehört der dokumentierte Quellcode, die Projektdokumentation inkl. Planungsunterlagen und unsere Präsentation.</text:p>
      <text:p text:style-name="P1"/>
      <text:p text:style-name="P2">Wie gewünscht haben wir unsere Applikation gehostet, <text:span text:style-name="T1">s</text:span>ie ist unter folgender URL erreichbar: <text:a xlink:type="simple" xlink:href="http://canban.6te.net/">http://canban.6te.net</text:a></text:p>
      <text:p text:style-name="P2"/>
      <text:p text:style-name="P2">Damit Sie den gesamten Funktionsumfang ohne größeren Aufwand testen können, haben wir <text:span text:style-name="T2">I</text:span>hnen einen Testaccount angelegt:</text:p>
      <text:p text:style-name="P2"/>
      <text:p text:style-name="P2">Login: <text:span text:style-name="T2">max@mustermann.de</text:span></text:p>
      <text:p text:style-name="P2">Passwort: <text:span text:style-name="T2">123456</text:span></text:p>
      <text:p text:style-name="P2"/>
      <text:p text:style-name="P3">Wir haben unsere Applikation ausschließlich in der Firefox Version 29.0.1 getestet.</text:p>
      <text:p text:style-name="P2"/>
      <text:p text:style-name="P2">Selbstverständlich können Sie sich auch mit einem neuem Account bei uns registrieren, allerdings könnte es dort zu unvorhergesehenen Problemen kommen, da wir die Registrierung noch nicht umfangreich testen konnten.</text:p>
      <text:p text:style-name="P2"/>
      <text:p text:style-name="P2"/>
      <text:p text:style-name="P2">Mit freundlichen Grüßen,</text:p>
      <text:p text:style-name="P2"/>
      <text:p text:style-name="P2">Willi Sylvester. Momme Raap und Jan Zaydowic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9:43:10.705000000</meta:creation-date>
    <dc:date>2014-06-09T19:52:59.269000000</dc:date>
    <meta:editing-duration>PT7M17S</meta:editing-duration>
    <meta:editing-cycles>5</meta:editing-cycles>
    <meta:generator>LibreOffice/4.1.4.2$Windows_x86 LibreOffice_project/0a0440ccc0227ad9829de5f46be37cfb6edcf72</meta:generator>
    <meta:document-statistic meta:table-count="0" meta:image-count="0" meta:object-count="0" meta:page-count="1" meta:paragraph-count="11" meta:word-count="107" meta:character-count="840" meta:non-whitespace-character-count="744"/>
  </office:meta>
</office:document-meta>
</file>